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900000223E274DCA0.png" manifest:media-type="image/png"/>
  <manifest:file-entry manifest:full-path="Pictures/10000000000002030000018502E7EB57.png" manifest:media-type="image/png"/>
  <manifest:file-entry manifest:full-path="Pictures/100000000000022A0000019D9C03B9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b7d" officeooo:paragraph-rsid="001cbb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351cm" svg:y="0.24cm" svg:width="10.418cm" svg:height="7.766cm" draw:z-index="0"><draw:image xlink:href="Pictures/100000000000022A0000019D9C03B94C.png" xlink:type="simple" xlink:show="embed" xlink:actuate="onLoad" draw:mime-type="image/png"/></draw:frame></text:p>
      <text:p text:style-name="P1">9 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4.131cm" svg:y="0.161cm" svg:width="9.527cm" svg:height="7.197cm" draw:z-index="1"><draw:image xlink:href="Pictures/10000000000002030000018502E7EB57.png" xlink:type="simple" xlink:show="embed" xlink:actuate="onLoad" draw:mime-type="image/png"/></draw:frame></text:p>
      <text:p text:style-name="P1">9 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1.944cm" svg:y="0.982cm" svg:width="14.132cm" svg:height="9.019cm" draw:z-index="2"><draw:image xlink:href="Pictures/100000000000035900000223E274DCA0.png" xlink:type="simple" xlink:show="embed" xlink:actuate="onLoad" draw:mime-type="image/png"/></draw:frame>9 C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1:25:05.445235028</meta:creation-date>
    <dc:date>2026-03-31T21:27:43.054441425</dc:date>
    <meta:editing-duration>PT2M38S</meta:editing-duration>
    <meta:editing-cycles>1</meta:editing-cycles>
    <meta:document-statistic meta:table-count="0" meta:image-count="3" meta:object-count="0" meta:page-count="1" meta:paragraph-count="3" meta:word-count="6" meta:character-count="10" meta:non-whitespace-character-count="6"/>
    <meta:generator>LibreOffice/24.2.7.2$Linux_X86_64 LibreOffice_project/420$Build-2</meta:generator>
  </office:meta>
</office:document-meta>
</file>